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89.18pt" svg:y="15.62pt">
            <loext:p draw:notify-on-update-of-ranges="Sheet1.A11:Sheet1.B11 Sheet1.A12:Sheet1.B12 Sheet1.A12:Sheet1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aningless data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AVERAGE([.A2:.A9])" office:value-type="float" office:value="11.25" calcext:value-type="float">
            <text:p>11.25</text:p>
          </table:table-cell>
          <table:table-cell table:formula="of:=AVERAGE([.B2:.B9])" office:value-type="float" office:value="6.125" calcext:value-type="float">
            <text:p>6.125</text:p>
          </table:table-cell>
        </table:table-row>
        <table:table-row table:style-name="ro1">
          <table:table-cell table:formula="of:=STDEV([.A2:.A9])" office:value-type="float" office:value="3.95510519997346" calcext:value-type="float">
            <text:p>3.9551052</text:p>
          </table:table-cell>
          <table:table-cell table:formula="of:=STDEV([.B2:.B9])" office:value-type="float" office:value="3.97986001189561" calcext:value-type="float">
            <text:p>3.9798600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19:19:56.979833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19:21:20.602838016</meta:creation-date>
    <meta:editing-duration>P0D</meta:editing-duration>
    <meta:editing-cycles>1</meta:editing-cycles>
    <meta:generator>LibreOffice/5.0.3.2$Linux_X86_64 LibreOffice_project/00m0$Build-2</meta:generator>
    <meta:document-statistic meta:table-count="1" meta:cell-count="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Sheet1.A12:Sheet1.B12" chart:error-lower-range="Sheet1.A12:Sheet1.B12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6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A12:Sheet1.B12" chart:error-lower-range="Sheet1.A12:Sheet1.B12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A12:Sheet1.B12" chart:error-lower-range="Sheet1.A12:Sheet1.B12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Error bar bug</text:p>
        </chart:title>
        <chart:legend chart:legend-position="end" svg:x="14.107cm" svg:y="4.201cm" style:legend-expansion="high" chart:style-name="ch3"/>
        <chart:plot-area chart:style-name="ch4" table:cell-range-address="Sheet1.A11:Sheet1.B11" svg:x="1.331cm" svg:y="1.301cm" svg:width="12.456cm" svg:height="6.538cm">
          <chartooo:coordinate-region svg:x="1.952cm" svg:y="1.5cm" svg:width="11.835cm" svg:height="5.692cm"/>
          <chart:axis chart:dimension="x" chart:name="primary-x" chart:style-name="ch5">
            <chart:title svg:x="7.158cm" svg:y="8.019cm" chart:style-name="ch6">
              <text:p>Data</text:p>
            </chart:title>
          </chart:axis>
          <chart:axis chart:dimension="y" chart:name="primary-y" chart:style-name="ch7">
            <chart:title svg:x="0.451cm" svg:y="5.553cm" chart:style-name="ch8">
              <text:p>Meaningless</text:p>
            </chart:title>
            <chart:grid chart:style-name="ch9" chart:class="major"/>
          </chart:axis>
          <chart:series chart:style-name="ch10" chart:values-cell-range-address="Sheet1.A11:Sheet1.B11" chart:class="chart:bar">
            <chart:error-indicator chart:style-name="ch11" chart:dimension="y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11.25">
                <text:p>11.25</text:p>
                <draw:g>
                  <svg:desc>Sheet1.A11:Sheet1.B11</svg:desc>
                </draw:g>
              </table:table-cell>
              <table:table-cell office:value-type="float" office:value="6.125">
                <text:p>6.125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3.95510519997346">
                <text:p>3.95510519997346</text:p>
                <draw:g>
                  <svg:desc>Sheet1.A12:Sheet1.B12</svg:desc>
                </draw:g>
              </table:table-cell>
              <table:table-cell office:value-type="float" office:value="3.97986001189561">
                <text:p>3.97986001189561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3.95510519997346">
                <text:p>3.95510519997346</text:p>
                <draw:g>
                  <svg:desc>Sheet1.A12:Sheet1.B12</svg:desc>
                </draw:g>
              </table:table-cell>
              <table:table-cell office:value-type="float" office:value="3.97986001189561">
                <text:p>3.979860011895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